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ce3" officeooo:paragraph-rsid="0009b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ção do SparSEx nos dados do DES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17:08.879611383</meta:creation-date>
    <meta:generator>LibreOffice/4.2.7.2$Linux_X86_64 LibreOffice_project/420m0$Build-2</meta:generator>
    <dc:date>2015-11-11T17:04:34.416272298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8" meta:non-whitespace-character-count="32"/>
  </office:meta>
</office:document-meta>
</file>